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1e3" officeooo:paragraph-rsid="0000326f"/>
    </style:style>
    <style:style style:name="P2" style:family="paragraph" style:parent-style-name="Standard">
      <style:text-properties officeooo:rsid="001053e4" officeooo:paragraph-rsid="0000326f"/>
    </style:style>
    <style:style style:name="P3" style:family="paragraph" style:parent-style-name="Standard">
      <style:text-properties officeooo:rsid="0015eeed" officeooo:paragraph-rsid="0000326f"/>
    </style:style>
    <style:style style:name="P4" style:family="paragraph" style:parent-style-name="Standard">
      <style:text-properties officeooo:rsid="00120394" officeooo:paragraph-rsid="0000326f"/>
    </style:style>
    <style:style style:name="P5" style:family="paragraph" style:parent-style-name="Standard">
      <style:text-properties officeooo:rsid="00171083" officeooo:paragraph-rsid="0000326f"/>
    </style:style>
    <style:style style:name="P6" style:family="paragraph" style:parent-style-name="Standard">
      <style:text-properties officeooo:rsid="00185419" officeooo:paragraph-rsid="0000326f"/>
    </style:style>
    <style:style style:name="P7" style:family="paragraph" style:parent-style-name="Standard">
      <style:text-properties officeooo:rsid="001886d3" officeooo:paragraph-rsid="0000326f"/>
    </style:style>
    <style:style style:name="P8" style:family="paragraph" style:parent-style-name="Standard">
      <style:text-properties officeooo:rsid="001959d5" officeooo:paragraph-rsid="0000326f"/>
    </style:style>
    <style:style style:name="P9" style:family="paragraph" style:parent-style-name="Standard">
      <style:text-properties officeooo:paragraph-rsid="0000326f"/>
    </style:style>
    <style:style style:name="P10" style:family="paragraph" style:parent-style-name="Standard">
      <style:text-properties officeooo:rsid="0000326f" officeooo:paragraph-rsid="0000326f"/>
    </style:style>
    <style:style style:name="T1" style:family="text">
      <style:text-properties officeooo:rsid="0015eeed"/>
    </style:style>
    <style:style style:name="T2" style:family="text">
      <style:text-properties officeooo:rsid="00171083"/>
    </style:style>
    <style:style style:name="T3" style:family="text">
      <style:text-properties officeooo:rsid="001b4a61"/>
    </style:style>
    <style:style style:name="T4" style:family="text">
      <style:text-properties officeooo:rsid="00185419"/>
    </style:style>
    <style:style style:name="T5" style:family="text">
      <style:text-properties officeooo:rsid="001959d5"/>
    </style:style>
    <style:style style:name="T6" style:family="text">
      <style:text-properties officeooo:rsid="001a21e3"/>
    </style:style>
    <style:style style:name="T7" style:family="text">
      <style:text-properties officeooo:rsid="0000326f"/>
    </style:style>
    <style:style style:name="T8" style:family="text">
      <style:text-properties officeooo:rsid="001053e4"/>
    </style:style>
    <style:style style:name="T9" style:family="text">
      <style:text-properties officeooo:rsid="00120394"/>
    </style:style>
    <style:style style:name="T10" style:family="text">
      <style:text-properties officeooo:rsid="001886d3"/>
    </style:style>
    <style:style style:name="T11" style:family="text">
      <style:text-properties officeooo:rsid="0003ca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Instal</text:span><text:span text:style-name="T7">l</text:span></text:p>
      <text:p text:style-name="P2"/>
      <text:p text:style-name="P9"><text:span text:style-name="T7">Install </text:span><text:span text:style-name="T8">GIT </text:span></text:p>
      <text:p text:style-name="P2">sudo apt-get install git</text:p>
      <text:p text:style-name="P2"/>
      <text:p text:style-name="P9"><text:span text:style-name="T7">Clone</text:span><text:span text:style-name="T8"> NEAT </text:span></text:p>
      <text:p text:style-name="P2">git clone “Link”</text:p>
      <text:p text:style-name="P2"/>
      <text:p text:style-name="P10">Install libraries</text:p>
      <text:p text:style-name="P2"><text:tab/>p<text:span text:style-name="T7">i</text:span>p install -r requirements.txt</text:p>
      <text:p text:style-name="P2"/>
      <text:p text:style-name="P9"><text:span text:style-name="T7">Install </text:span><text:span text:style-name="T1">pybind[global</text:span></text:p>
      <text:p text:style-name="P3"><text:tab/>pip install pybind11[gloabal]</text:p>
      <text:p text:style-name="P3"/>
      <text:p text:style-name="P2"/>
      <text:p text:style-name="P9"><text:span text:style-name="T7">Install </text:span><text:span text:style-name="T9">GSL, BOOST, GCC10 ( </text:span><text:span text:style-name="T7">to install GSL and BOOSt we use pip and to install GCC10 we use sudo apt-get</text:span><text:span text:style-name="T9">)</text:span></text:p>
      <text:p text:style-name="P4"/>
      <text:p text:style-name="P9"><text:span text:style-name="T7">Install </text:span><text:span text:style-name="T1">Fortran</text:span></text:p>
      <text:p text:style-name="P4"><text:tab/><text:span text:style-name="T1">sudo apt-get install gfortran</text:span></text:p>
      <text:p text:style-name="P4"/>
      <text:p text:style-name="P9"><text:span text:style-name="T7">Install</text:span><text:span text:style-name="T2"> Netcdf4</text:span></text:p>
      <text:p text:style-name="P5"><text:tab/>pip install netCDF4</text:p>
      <text:p text:style-name="P5"/>
      <text:p text:style-name="P9"><text:span text:style-name="T2">Clone netcdf4-cxx4</text:span></text:p>
      <text:p text:style-name="P5"><text:tab/>git clone “<text:a xlink:type="simple" xlink:href="https://github.com/Unidata/netcdf-cxx4" text:style-name="Internet_20_link" text:visited-style-name="Visited_20_Internet_20_Link">https://github.com/Unidata/netcdf-cxx4</text:a>"</text:p>
      <text:p text:style-name="P5"><text:tab/>wget <text:a xlink:type="simple" xlink:href="ftp://ftp.unidata.ucar.edu/pub/netcdf/netcdf-4/hdf5-1.8.13.tar.gz" text:style-name="Internet_20_link" text:visited-style-name="Visited_20_Internet_20_Link">ftp://ftp.unidata.ucar.edu/pub/netcdf/netcdf-4/hdf5-1.8.13.tar.gz</text:a></text:p>
      <text:p text:style-name="P5"/>
      <text:p text:style-name="P9"><text:span text:style-name="T7">Install </text:span><text:span text:style-name="T2">setuptools</text:span></text:p>
      <text:p text:style-name="P5"><text:tab/>pip install setuptools</text:p>
      <text:p text:style-name="P5"/>
      <text:p text:style-name="P9"><text:span text:style-name="T7">Install </text:span><text:span text:style-name="T2">Vim </text:span></text:p>
      <text:p text:style-name="P5"><text:tab/>sudo apt-get install vim</text:p>
      <text:p text:style-name="P5"/>
      <text:p text:style-name="P9"><text:span text:style-name="T7">Create a </text:span><text:span text:style-name="T4">.bas</text:span><text:span text:style-name="T3">h_</text:span><text:span text:style-name="T4">aliases</text:span></text:p>
      <text:p text:style-name="P6"><text:tab/>alias pinstall=’python3 s<text:span text:style-name="T3">etup</text:span>.py install –user’</text:p>
      <text:p text:style-name="P6"><text:tab/>export MACHINE=’ubuntu’</text:p>
      <text:p text:style-name="P9"><text:span text:style-name="T4"><text:tab/>export PATH=/</text:span><text:span text:style-name="T3">PATH</text:span><text:span text:style-name="T4">/</text:span><text:span text:style-name="T3">TO</text:span><text:span text:style-name="T4">/.local/bin:$PATH</text:span></text:p>
      <text:p text:style-name="P9"/>
      <text:p text:style-name="P9"><text:span text:style-name="T7">Install </text:span><text:span text:style-name="T4">distutils</text:span></text:p>
      <text:p text:style-name="P6"><text:tab/>sudo apt-get <text:span text:style-name="T11">install distutils</text:span></text:p>
      <text:p text:style-name="P3"/>
      <text:p text:style-name="P9"><text:span text:style-name="T7">Install </text:span><text:span text:style-name="T10">cmake</text:span></text:p>
      <text:p text:style-name="P7"><text:tab/><text:span text:style-name="T5">sudo apt-ger install cmake</text:span></text:p>
      <text:p text:style-name="P7"/>
      <text:p text:style-name="P10">Install Libraries</text:p>
      <text:p text:style-name="P8"><text:tab/>sudo apt-get install libgsl-dev</text:p>
      <text:p text:style-name="P8"><text:tab/>sudo apt-get install libnetcdff-dev</text:p>
      <text:p text:style-name="P8"><text:tab/>sudo apt-get install libblas-dev</text:p>
      <text:p text:style-name="P8"><text:tab/>sudo apt-get install liblapack-dev</text:p>
      <text:p text:style-name="P8"><text:tab/><text:span text:style-name="T6">sudo apt-get install libopenmpi-dev</text:span></text:p>
      <text:p text:style-name="P8"><text:tab/><text:span text:style-name="T6">sudo apt-get install libboost-dev</text:span></text:p>
      <text:p text:style-name="P8"><text:soft-page-break/><text:tab/><text:span text:style-name="T6">sudo apt-get install libnetcdf-c++4-dev</text:span></text:p>
      <text:p text:style-name="P8"><text:tab/><text:span text:style-name="T6">sudo apt-get remove gcc</text:span></text:p>
      <text:p text:style-name="P8"><text:tab/><text:span text:style-name="T6">sudo apt-get remove g++</text:span></text:p>
      <text:p text:style-name="P8"><text:tab/><text:span text:style-name="T6">sudo apt-get remove g++-9</text:span></text:p>
      <text:p text:style-name="P1"><text:tab/>sudo apt-get install build-essencial</text:p>
      <text:p text:style-name="P1"><text:tab/>sudo apt-get install gcc-10</text:p>
      <text:p text:style-name="P1"><text:tab/>sudo apt-get install g++-10</text:p>
      <text:p text:style-name="P1"><text:tab/>sudo apt-get install gfortran-10</text:p>
      <text:p text:style-name="P1"><text:tab/>sudo apt-get install gfrotran</text:p>
      <text:p text:style-name="P1"/>
      <text:p text:style-name="P1"/>
      <text:p text:style-name="P9"><text:span text:style-name="T7">Atention: you need to have a cmake_config_file.json like this one</text:span></text:p>
      <text:p text:style-name="P9"><text:span text:style-name="T7"><text:s/></text:span></text:p>
      <text:p text:style-name="P10"><text:s text:c="4"/>"comment": "Flags used to compile NEAT. Change this according to your needs.",</text:p>
      <text:p text:style-name="P10"><text:s text:c="4"/>"cmake_args": [</text:p>
      <text:p text:style-name="P10"><text:s text:c="12"/>"-DINSTALL_SIMPLE=ON",</text:p>
      <text:p text:style-name="P10"><text:s text:c="12"/>"-DCMAKE_C_COMPILER=gcc-10",</text:p>
      <text:p text:style-name="P10"><text:s text:c="12"/>"-DCMAKE_CXX_COMPILER=g++-10",</text:p>
      <text:p text:style-name="P10"><text:s text:c="12"/>"-DCMAKE_Fortran_COMPILER=gfortran-10",</text:p>
      <text:p text:style-name="P10"><text:s text:c="12"/>"-DPROFILING=OFF"</text:p>
      <text:p text:style-name="P10"><text:s text:c="8"/>]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10:15:14.901011312</meta:creation-date>
    <dc:date>2023-06-02T12:18:22.275188718</dc:date>
    <meta:editing-duration>PT21H4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190" meta:character-count="1659" meta:non-whitespace-character-count="1416"/>
  </office:meta>
</office:document-meta>
</file>